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Sans" fo:font-size="12pt" fo:font-weight="normal" officeooo:rsid="000e930a" officeooo:paragraph-rsid="000e930a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text-properties officeooo:paragraph-rsid="0010e193"/>
    </style:style>
    <style:style style:name="P3" style:family="paragraph" style:parent-style-name="Standard">
      <style:text-properties style:font-name="Nimbus Sans" fo:font-size="12pt" fo:font-weight="normal" officeooo:rsid="000e930a" officeooo:paragraph-rsid="000e930a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Nimbus Sans" fo:font-size="12pt" fo:font-weight="normal" officeooo:rsid="0010e193" officeooo:paragraph-rsid="0010e193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style:font-name="Nimbus Sans" fo:font-size="12pt" fo:font-weight="normal" officeooo:rsid="0010e193" officeooo:paragraph-rsid="0010e193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Nimbus Sans" fo:font-size="12pt" fo:font-weight="normal" officeooo:rsid="0011cc6b" officeooo:paragraph-rsid="0011cc6b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font-name="Nimbus Sans" fo:font-size="12pt" fo:font-weight="normal" officeooo:rsid="001439f6" officeooo:paragraph-rsid="001439f6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Nimbus Sans" fo:font-size="12pt" fo:font-style="italic" fo:font-weight="normal" officeooo:rsid="0010e193" officeooo:paragraph-rsid="0010e193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style:font-name="Nimbus Sans" fo:font-size="12pt" fo:font-style="italic" fo:font-weight="normal" officeooo:rsid="0011cc6b" officeooo:paragraph-rsid="0011cc6b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style:font-name="Nimbus Sans" fo:font-size="12pt" fo:font-style="italic" fo:font-weight="bold" officeooo:rsid="00155e99" officeooo:paragraph-rsid="000e930a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style:font-name="Nimbus Sans" fo:font-size="12pt" fo:font-weight="bold" officeooo:rsid="00155e99" officeooo:paragraph-rsid="000e930a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Nimbus Sans" fo:font-size="16pt" fo:font-weight="bold" officeooo:rsid="0010e193" officeooo:paragraph-rsid="0010e193" style:font-size-asian="16pt" style:font-weight-asian="bold" style:font-size-complex="16pt" style:font-weight-complex="bold"/>
    </style:style>
    <style:style style:name="T1" style:family="text">
      <style:text-properties officeooo:rsid="0010e193"/>
    </style:style>
    <style:style style:name="T2" style:family="text">
      <style:text-properties style:font-name="Nimbus Sans" fo:font-size="12pt" fo:font-weight="normal" officeooo:rsid="0010e193" style:font-size-asian="10.5pt" style:font-weight-asian="normal" style:font-size-complex="12pt" style:font-weight-complex="normal"/>
    </style:style>
    <style:style style:name="T3" style:family="text">
      <style:text-properties officeooo:rsid="0011cc6b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ickled Red Onions</text:p>
      <text:p text:style-name="P10"/>
      <text:p text:style-name="P4">1 med.<text:tab/>Red onion</text:p>
      <text:p text:style-name="P9">pickling solution</text:p>
      <text:p text:style-name="P1"><text:span text:style-name="T1"><text:tab/>½ c</text:span>.<text:tab/><text:tab/><text:span text:style-name="T1">Water</text:span></text:p>
      <text:p text:style-name="P4"><text:tab/>½ c.<text:tab/><text:tab/>Vinegar, white or rice</text:p>
      <text:p text:style-name="P1"><text:span text:style-name="T1"><text:tab/>1 ½ T</text:span>.<text:tab/><text:tab/>S<text:span text:style-name="T1">ugar</text:span></text:p>
      <text:p text:style-name="P1"><text:span text:style-name="T1"><text:tab/>1 ½ t</text:span>.<text:tab/><text:tab/><text:span text:style-name="T1">Salt</text:span></text:p>
      <text:p text:style-name="P8">per jar</text:p>
      <text:p text:style-name="P1"><text:tab/>4 <text:tab/><text:tab/><text:span text:style-name="T1">Allspice berries</text:span></text:p>
      <text:p text:style-name="P1"><text:span text:style-name="T1"><text:tab/>½ t</text:span>.<text:tab/><text:tab/><text:span text:style-name="T1">Fennel seeds</text:span></text:p>
      <text:p text:style-name="P11"/>
      <text:p text:style-name="P11"/>
      <text:list xml:id="list3509148427" text:style-name="L1">
        <text:list-item>
          <text:p text:style-name="P5">Boil a few cups of water.</text:p>
        </text:list-item>
        <text:list-item>
          <text:p text:style-name="P5">While waiting to the water to boil, slice red onion and put in a strainer.</text:p>
        </text:list-item>
        <text:list-item>
          <text:p text:style-name="P2"><text:span text:style-name="T2">Pour the boiling water over sliced onion and then rinse in cold water.</text:span></text:p>
        </text:list-item>
        <text:list-item>
          <text:p text:style-name="P6">In a sauce pan, combine pickling solution ingredients and heat until salt and sugar are completely dissolved.</text:p>
        </text:list-item>
        <text:list-item>
          <text:p text:style-name="P5">Divide the onions among several ca<text:span text:style-name="T3">nning jars.</text:span></text:p>
        </text:list-item>
        <text:list-item>
          <text:p text:style-name="P6">Add the <text:span text:style-name="T4">per jar</text:span> ingredients to each jar and fill with pickling solution, leaving a ½ inch of space at the top.</text:p>
        </text:list-item>
        <text:list-item>
          <text:p text:style-name="P7">Place in refrigerator and let pickle for 3 day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1:07:56.049990266</meta:creation-date>
    <dc:date>2022-07-10T12:06:48.856846939</dc:date>
    <meta:editing-duration>PT16M4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31" meta:character-count="654" meta:non-whitespace-character-count="534"/>
  </office:meta>
</office:document-meta>
</file>